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10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12-1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1216" calcext:value-type="float">
            <text:p>71.4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7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6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558" calcext:value-type="float">
            <text:p>69.488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04282758621" calcext:value-type="float">
            <text:p>69.5104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9464" calcext:value-type="float">
            <text:p>69.21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97739310345" calcext:value-type="float">
            <text:p>69.10977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9148" calcext:value-type="float">
            <text:p>69.12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71872" calcext:value-type="float">
            <text:p>69.08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81652" calcext:value-type="float">
            <text:p>69.038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87329032258" calcext:value-type="float">
            <text:p>68.88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8728" calcext:value-type="float">
            <text:p>68.93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36660645161" calcext:value-type="float">
            <text:p>69.103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2555862069" calcext:value-type="float">
            <text:p>69.322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028387097" calcext:value-type="float">
            <text:p>69.8723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3532" calcext:value-type="float">
            <text:p>70.4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9862068966" calcext:value-type="float">
            <text:p>69.8359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00670344828" calcext:value-type="float">
            <text:p>69.09006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54043636364" calcext:value-type="float">
            <text:p>69.42540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22023529412" calcext:value-type="float">
            <text:p>69.39220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11473103448" calcext:value-type="float">
            <text:p>69.1411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9293" calcext:value-type="float">
            <text:p>69.019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9907586207" calcext:value-type="float">
            <text:p>68.6899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8048571429" calcext:value-type="float">
            <text:p>68.8148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20033103448" calcext:value-type="float">
            <text:p>69.13200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3578461539" calcext:value-type="float">
            <text:p>69.274357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87048275862" calcext:value-type="float">
            <text:p>69.7787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33376774194" calcext:value-type="float">
            <text:p>70.1633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31969655172" calcext:value-type="float">
            <text:p>70.5631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23812" calcext:value-type="float">
            <text:p>69.242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51868387097" calcext:value-type="float">
            <text:p>69.325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0030967742" calcext:value-type="float">
            <text:p>69.207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29548387097" calcext:value-type="float">
            <text:p>68.99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72052" calcext:value-type="float">
            <text:p>68.977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44267096774" calcext:value-type="float">
            <text:p>69.0444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77691428572" calcext:value-type="float">
            <text:p>69.12776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60015483871" calcext:value-type="float">
            <text:p>69.846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00776" calcext:value-type="float">
            <text:p>71.69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55896" calcext:value-type="float">
            <text:p>70.32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9625806452" calcext:value-type="float">
            <text:p>69.98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49164" calcext:value-type="float">
            <text:p>70.374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82219354839" calcext:value-type="float">
            <text:p>70.208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8972903226" calcext:value-type="float">
            <text:p>70.326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30396" calcext:value-type="float">
            <text:p>70.24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46509677419" calcext:value-type="float">
            <text:p>69.9046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9048" calcext:value-type="float">
            <text:p>69.95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83985806452" calcext:value-type="float">
            <text:p>70.0483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7971428571" calcext:value-type="float">
            <text:p>70.113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42998709677" calcext:value-type="float">
            <text:p>70.6842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8265806452" calcext:value-type="float">
            <text:p>71.9488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20792258065" calcext:value-type="float">
            <text:p>70.4920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51368" calcext:value-type="float">
            <text:p>70.66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74059354839" calcext:value-type="float">
            <text:p>70.5374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0136774194" calcext:value-type="float">
            <text:p>70.619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23128" calcext:value-type="float">
            <text:p>70.4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34095483871" calcext:value-type="float">
            <text:p>70.443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60824" calcext:value-type="float">
            <text:p>70.30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5144" calcext:value-type="float">
            <text:p>70.46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5062068966" calcext:value-type="float">
            <text:p>70.9485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0324" calcext:value-type="float">
            <text:p>71.557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0763870968" calcext:value-type="float">
            <text:p>71.600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08408" calcext:value-type="float">
            <text:p>71.09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03612903226" calcext:value-type="float">
            <text:p>70.61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65848" calcext:value-type="float">
            <text:p>70.56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1664" calcext:value-type="float">
            <text:p>70.59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65961290323" calcext:value-type="float">
            <text:p>70.59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45096" calcext:value-type="float">
            <text:p>70.57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02629677419" calcext:value-type="float">
            <text:p>70.610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15328" calcext:value-type="float">
            <text:p>70.53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00255483871" calcext:value-type="float">
            <text:p>70.800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94338571429" calcext:value-type="float">
            <text:p>70.799433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4503225806" calcext:value-type="float">
            <text:p>71.396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51305806452" calcext:value-type="float">
            <text:p>72.095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48048" calcext:value-type="float">
            <text:p>72.8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12110967742" calcext:value-type="float">
            <text:p>70.871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5188965517" calcext:value-type="float">
            <text:p>70.9055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22691612903" calcext:value-type="float">
            <text:p>71.1022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0067096774" calcext:value-type="float">
            <text:p>71.0180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51976" calcext:value-type="float">
            <text:p>70.74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17550967742" calcext:value-type="float">
            <text:p>70.651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21136" calcext:value-type="float">
            <text:p>70.9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28329032258" calcext:value-type="float">
            <text:p>71.2128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6464285714" calcext:value-type="float">
            <text:p>71.41164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494" calcext:value-type="float">
            <text:p>72.405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7495483871" calcext:value-type="float">
            <text:p>72.507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5" calcext:value-type="float">
            <text:p>73.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78352" calcext:value-type="float">
            <text:p>71.4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07968" calcext:value-type="float">
            <text:p>71.5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611483871" calcext:value-type="float">
            <text:p>71.5306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20779354839" calcext:value-type="float">
            <text:p>71.342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14428" calcext:value-type="float">
            <text:p>71.081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6248516129" calcext:value-type="float">
            <text:p>70.986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016" calcext:value-type="float">
            <text:p>71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0409032258" calcext:value-type="float">
            <text:p>71.3530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942" calcext:value-type="float">
            <text:p>71.55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62861935484" calcext:value-type="float">
            <text:p>72.836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4763870968" calcext:value-type="float">
            <text:p>72.895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5086896552" calcext:value-type="float">
            <text:p>72.12450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21705806452" calcext:value-type="float">
            <text:p>71.272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65728" calcext:value-type="float">
            <text:p>71.48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3589677419" calcext:value-type="float">
            <text:p>71.378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76358709677" calcext:value-type="float">
            <text:p>71.4676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446" calcext:value-type="float">
            <text:p>71.2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07219354839" calcext:value-type="float">
            <text:p>71.1607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8072" calcext:value-type="float">
            <text:p>70.8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85620645161" calcext:value-type="float">
            <text:p>70.938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17307586207" calcext:value-type="float">
            <text:p>71.1817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49220645161" calcext:value-type="float">
            <text:p>72.294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45374545455" calcext:value-type="float">
            <text:p>72.46453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1885714286" calcext:value-type="float">
            <text:p>71.667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55994545455" calcext:value-type="float">
            <text:p>71.05559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24492631579" calcext:value-type="float">
            <text:p>71.372449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4816" calcext:value-type="float">
            <text:p>72.3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6208" calcext:value-type="float">
            <text:p>72.2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268" calcext:value-type="float">
            <text:p>72.2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3608" calcext:value-type="float">
            <text:p>71.7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3672" calcext:value-type="float">
            <text:p>71.5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288" calcext:value-type="float">
            <text:p>71.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2232" calcext:value-type="float">
            <text:p>71.4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86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24" meta:object-count="0"/>
    <meta:user-defined meta:name="AppVersion">3.0</meta:user-defined>
  </office:meta>
</office:document-meta>
</file>